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4.022cm"/>
    </style:style>
    <style:style style:name="co3" style:family="table-column">
      <style:table-column-properties fo:break-before="auto" style:column-width="3.865cm"/>
    </style:style>
    <style:style style:name="co4" style:family="table-column">
      <style:table-column-properties fo:break-before="auto" style:column-width="3.798cm"/>
    </style:style>
    <style:style style:name="co5" style:family="table-column">
      <style:table-column-properties fo:break-before="auto" style:column-width="8.167cm"/>
    </style:style>
    <style:style style:name="co6" style:family="table-column">
      <style:table-column-properties fo:break-before="auto" style:column-width="0.335cm"/>
    </style:style>
    <style:style style:name="co7" style:family="table-column">
      <style:table-column-properties fo:break-before="auto" style:column-width="0.423cm"/>
    </style:style>
    <style:style style:name="co8" style:family="table-column">
      <style:table-column-properties fo:break-before="auto" style:column-width="1.729cm"/>
    </style:style>
    <style:style style:name="co9" style:family="table-column">
      <style:table-column-properties fo:break-before="auto" style:column-width="7.303cm"/>
    </style:style>
    <style:style style:name="co10" style:family="table-column">
      <style:table-column-properties fo:break-before="auto" style:column-width="7.172cm"/>
    </style:style>
    <style:style style:name="co11" style:family="table-column">
      <style:table-column-properties fo:break-before="auto" style:column-width="3.083cm"/>
    </style:style>
    <style:style style:name="co12" style:family="table-column">
      <style:table-column-properties fo:break-before="auto" style:column-width="3.932cm"/>
    </style:style>
    <style:style style:name="co13" style:family="table-column">
      <style:table-column-properties fo:break-before="auto" style:column-width="4.357cm"/>
    </style:style>
    <style:style style:name="co14" style:family="table-column">
      <style:table-column-properties fo:break-before="auto" style:column-width="5.609cm"/>
    </style:style>
    <style:style style:name="co15" style:family="table-column">
      <style:table-column-properties fo:break-before="auto" style:column-width="4.117cm"/>
    </style:style>
    <style:style style:name="co16" style:family="table-column">
      <style:table-column-properties fo:break-before="auto" style:column-width="3.967cm"/>
    </style:style>
    <style:style style:name="co17" style:family="table-column">
      <style:table-column-properties fo:break-before="auto" style:column-width="1.291cm"/>
    </style:style>
    <style:style style:name="co18" style:family="table-column">
      <style:table-column-properties fo:break-before="auto" style:column-width="13.513cm"/>
    </style:style>
    <style:style style:name="co19" style:family="table-column">
      <style:table-column-properties fo:break-before="auto" style:column-width="0.612cm"/>
    </style:style>
    <style:style style:name="co20" style:family="table-column">
      <style:table-column-properties fo:break-before="auto" style:column-width="0.841cm"/>
    </style:style>
    <style:style style:name="co21" style:family="table-column">
      <style:table-column-properties fo:break-before="auto" style:column-width="0.439cm"/>
    </style:style>
    <style:style style:name="co23" style:family="table-column">
      <style:table-column-properties fo:break-before="auto" style:column-width="9.878cm"/>
    </style:style>
    <style:style style:name="ro6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379cm" fo:break-before="auto" style:use-optimal-row-height="false"/>
    </style:style>
    <style:style style:name="ro9" style:family="table-row">
      <style:table-row-properties style:row-height="0.397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42" style:family="table-cell" style:parent-style-name="Default" style:data-style-name="N0"/>
    <style:style style:name="ce66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6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3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1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6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3" table:default-cell-style-name="ce6"/>
        <table:table-column table:style-name="co22" table:number-columns-repeated="43" table:default-cell-style-name="ce6"/>
        <table:table-row table:style-name="ro5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8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5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3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padded, itm_beorn_heavy_bad,itm_furry_boots,itm_dwarf_sword_b,itm_beorn_shield,itm_north_round_shield,],attr_tier_3,wp_tier_3,knows_common|knows_athletics_4|knows_power_strike_3|knows_ironflesh_4,beorn_face1,beorn_face2]," calcext:value-type="string">
            <text:p>["i3_beorning_tolltacker","Beorning_Toll-Taker","Beorning_Toll-Takers",tfg_armor| tfg_boots|tfg_shield,0,0,fac_beorn,[itm_north_skullcap,itm_beorn_padded, itm_beorn_heavy_bad,itm_furry_boots,itm_dwarf_sword_b,itm_beorn_shield,itm_north_round_shield,],attr_tier_3,wp_tier_3,knows_common|knows_athletics_4|knows_power_strike_3|knows_ironflesh_4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4|knows_shield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avy,itm_leather_boots,itm_dwarf_sword_b,itm_dale_sword,itm_beorn_shield,itm_beorn_shield_good,],attr_tier_4,wp_tier_4,knows_common|knows_athletics_4|knows_power_strike_3|knows_ironflesh_4|knows_shield_3,beorn_face1,beorn_face2]," calcext:value-type="string">
            <text:p>["i4_beorning_sentinel","Beorning_Sentinel","Beorning_Sentinels",tfg_shield| tfg_armor| tfg_helm| tfg_boots,0,0,fac_beorn,[itm_north_skullcap,itm_beorn_heavy,itm_leather_boots,itm_dwarf_sword_b,itm_dale_sword,itm_beorn_shield,itm_beorn_shield_good,],attr_tier_4,wp_tier_4,knows_common|knows_athletics_4|knows_power_strike_3|knows_ironflesh_4|knows_shield_3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5|knows_shield_5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avy_good,itm_leather_gloves,itm_leather_boots,itm_dwarf_sword_a,itm_dwarf_sword_b,itm_dale_sword,itm_dale_sword_long,itm_beorn_shield_good,],attr_tier_5,wp_tier_5,knows_common|knows_athletics_5|knows_power_strike_3|knows_ironflesh_5|knows_shield_5,beorn_face1,beorn_face2]," calcext:value-type="string">
            <text:p>["i5_beorning_warden_of_the_ford","Beorning_Warden_of_the_Ford","Beorning_Wardens_of_the_Ford",tfg_gloves| tfg_shield| tfg_armor| tfg_helm| tfg_boots,0,0,fac_beorn,[itm_north_skullcap,itm_beorn_heavy_good,itm_leather_gloves,itm_leather_boots,itm_dwarf_sword_a,itm_dwarf_sword_b,itm_dale_sword,itm_dale_sword_long,itm_beorn_shield_good,],attr_tier_5,wp_tier_5,knows_common|knows_athletics_5|knows_power_strike_3|knows_ironflesh_5|knows_shield_5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power_strike_4|knows_ironflesh_5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tunic_good,itm_beorn_padded_bad,itm_beorn_berserk_bad,itm_furry_boots,itm_beorn_axe,itm_javelin,itm_rohirrim_throwing_axe,],attr_tier_3,wp_tier_3,knows_common|knows_athletics_5|knows_power_strike_4|knows_ironflesh_5|knows_power_throw_2,beorn_face1,beorn_face2]," calcext:value-type="string">
            <text:p>["i3_beorning_carrock_lookout","Beorning_Carrock_Lookout","Beorning_Carrock_Lookouts",tfg_armor| tfg_boots,0,0,fac_beorn,[itm_north_skullcap,itm_beorn_tunic_good,itm_beorn_padded_bad,itm_beorn_berserk_bad,itm_furry_boots,itm_beorn_axe,itm_javelin,itm_rohirrim_throwing_axe,],attr_tier_3,wp_tier_3,knows_common|knows_athletics_5|knows_power_strike_4|knows_ironflesh_5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power_strike_5|knows_ironflesh_6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padded, itm_beorn_berserk,itm_furry_boots,itm_beorn_axe,itm_beorn_battle_axe,itm_javelin,itm_rohirrim_throwing_axe,],attr_tier_4,wp_tier_4,knows_common|knows_athletics_6|knows_power_strike_5|knows_ironflesh_6|knows_power_throw_3,beorn_face1,beorn_face2]," calcext:value-type="string">
            <text:p>["i4_beorning_carrock_fighter","Beorning_Carrock_Fighter","Beorning_Carrock_Fighters",tfg_shield| tfg_armor| tfg_helm| tfg_boots,0,0,fac_beorn,[itm_beorn_helmet,itm_beorn_padded, itm_beorn_berserk,itm_furry_boots,itm_beorn_axe,itm_beorn_battle_axe,itm_javelin,itm_rohirrim_throwing_axe,],attr_tier_4,wp_tier_4,knows_common|knows_athletics_6|knows_power_strike_5|knows_ironflesh_6|knows_power_throw_3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rohirrim_throwing_axe,],attr_tier_5,wp_tier_5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rohirrim_throwing_axe,],attr_tier_5,wp_tier_5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6|knows_shield_7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fur_coat, itm_blue_tunic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er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fur_coat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" calcext:value-type="string">
            <text:p>["i1_dale_militia","Dale_Militiaman","Dale_Militia",tfg_boots| tfg_armor,0,0,fac_dale,[itm_north_leather_skullcap, itm_north_leather_skullcap_bad,itm_fur_coat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2">knows_common|knows_ironflesh_2|knows_power_draw_2|knows_power_strike_1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2">knows_common|knows_ironflesh_3|knows_power_draw_3|knows_power_strike_2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reinf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4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" calcext:value-type="string">
            <text:p>["ac3_rhun_horse_archer","Rhun_Horse_Archer","Rhun_Horse_Archers"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,itm_rhun_helm_i,itm_rhun_helm_j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6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" calcext:value-type="string">
            <text:p>["ac5_rhun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itm_rhun_helm_i,</text:p>
          </table:table-cell>
          <table:table-cell table:style-name="ce12" office:value-type="string" calcext:value-type="string">
            <text:p>itm_rhun_armor_j,itm_rhun_armor_b,itm_rhun_armor_d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falchion,itm_rhun_greataxe,itm_rhun_battleaxe,itm_rhun_great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,itm_rhun_helm_g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n,itm_rhun_helm_o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" calcext:value-type="string">
            <text:p>["c6_rhun_warlord","Warlord_of_Rhun","Warlords_of_Rhun"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3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6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5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7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5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</text:span>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5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3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polearm(120)|wp(200)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2|knows_power_strike_1|knows_power_throw_1|knows_weapon_master_1|knows_shield_3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2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astard,itm_gondor_bastard,itm_loss_war_axe,</text:p>
          </table:table-cell>
          <table:table-cell table:style-name="ce12" table:number-columns-repeated="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cloak,itm_leather_gloves_good,itm_lorien_boots,itm_lorien_bow_reward,itm_elven_arrows,itm_lorien_sword_a,itm_lorien_shield_c,],attr_elf_tier_6,wp_elf_tier_6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cloak,itm_leather_gloves_good,itm_lorien_boots,itm_lorien_bow_reward,itm_elven_arrows,itm_lorien_sword_a,itm_lorien_shield_c,],attr_elf_tier_6,wp_elf_tier_6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5|knows_power_draw_6|knows_power_strike_6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lorien_sword_c,],attr_elf_tier_5,wp_elf_tier_bow_6,knows_common|knows_athletics_5|knows_power_draw_6|knows_power_strike_6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lorien_sword_c,],attr_elf_tier_5,wp_elf_tier_bow_6,knows_common|knows_athletics_5|knows_power_draw_6|knows_power_strike_6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power_draw_5|knows_power_strike_5|knows_ironflesh_5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power_draw_6|knows_power_strike_6|knows_ironflesh_6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5">
          <table:table-cell table:number-columns-repeated="5"/>
          <table:table-cell table:style-name="ce4"/>
          <table:table-cell table:number-columns-repeated="58"/>
        </table:table-row>
        <table:table-row table:style-name="ro5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4|knows_ironflesh_4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tf_woodelf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itm_mirkwood_helm_b,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pear_shield_b,],attr_elf_tier_5,wp_elf_tier_5,knows_common|knows_athletics_8|knows_shield_6|knows_power_strike_6|knows_ironflesh_5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pear_shield_b,],attr_elf_tier_5,wp_elf_tier_5,knows_common|knows_athletics_8|knows_shield_6|knows_power_strike_6|knows_ironflesh_5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500)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melee(500)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melee(500)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3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3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4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power_draw_4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, itm_riv_knight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, itm_riv_knight, itm_mail_mittens,itm_riv_boots,itm_riv_1h_sword,itm_riv_bas_sword,itm_riv_shield_a_good,],attr_elf_tier_6,wp_elf_tier_6,knows_common|knows_athletics_5|knows_power_draw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, itm_riv_knight, itm_mail_mittens,itm_riv_boots,itm_riv_1h_sword,itm_riv_bas_sword,itm_riv_shield_a_good,],attr_elf_tier_6,wp_elf_tier_6,knows_common|knows_athletics_5|knows_power_draw_6|knows_power_strike_7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knight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strong_bow,itm_elven_arrows,</text:p>
          </table:table-cell>
          <table:table-cell table:style-name="ce12" office:value-type="string" calcext:value-type="string">
            <text:p>itm_riv_bas_sword,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5|knows_athletics_5|knows_power_draw_5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_mounted| tfg_gloves| tfg_shield| tfg_armor| tfg_helm| tfg_horse| tfg_boots| tf_no_capture_alive,0,0,fac_imladris,[itm_riv_helm_b,itm_riv_foot_scale, itm_riv_knight, itm_riv_surcoat,itm_leather_gloves,itm_riv_boots,itm_strong_bow,itm_elven_arrows,itm_riv_bas_sword,itm_riv_shield_b,itm_riv_spear,itm_riv_riding_sword,itm_riv_warhorse,],attr_elf_tier_5,wp_elf_tier_5,knows_common|knows_riding_5|knows_athletics_5|knows_power_draw_5|knows_power_strike_6|knows_ironflesh_4,rivendell_elf_face_1,rivendell_elf_face_2]," calcext:value-type="string">
            <text:p>["ac5_riv_rider","Rivendell_Rider","Rivendell_Riders",tf_imladris| tf_mounted| tfg_gloves| tfg_shield| tfg_armor| tfg_helm| tfg_horse| tfg_boots| tf_no_capture_alive,0,0,fac_imladris,[itm_riv_helm_b,itm_riv_foot_scale, itm_riv_knight, itm_riv_surcoat,itm_leather_gloves,itm_riv_boots,itm_strong_bow,itm_elven_arrows,itm_riv_bas_sword,itm_riv_shield_b,itm_riv_spear,itm_riv_riding_sword,itm_riv_warhorse,],attr_elf_tier_5,wp_elf_tier_5,knows_common|knows_riding_5|knows_athletics_5|knows_power_draw_5|knows_power_strike_6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strong_bow,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shield| tfg_armor| tfg_helm| tfg_horse| tfg_boots| tf_no_capture_alive,0,0,fac_imladris,[itm_riv_helm_c,itm_riv_foot_scale_good, itm_riv_knight_good, itm_leather_gloves_good,itm_riv_boots,itm_strong_bow,itm_elven_arrows,itm_riv_bas_sword,itm_riv_shield_b_good,itm_riv_spear,itm_riv_riding_sword,itm_riv_warhorse2,],attr_elf_tier_6,wp_elf_tier_6,knows_common|knows_riding_6|knows_horse_archery_6|knows_athletics_5|knows_power_draw_6|knows_power_strike_6|knows_ironflesh_4,rivendell_elf_face_1,rivendell_elf_face_2]," calcext:value-type="string">
            <text:p>["ac6_riv_knight","Knight_of_Imladris","Knights_of_Imladris",tf_imladris| tfg_ranged| tf_mounted| tfg_gloves| tfg_shield| tfg_armor| tfg_helm| tfg_horse| tfg_boots| tf_no_capture_alive,0,0,fac_imladris,[itm_riv_helm_c,itm_riv_foot_scale_good, itm_riv_knight_good, itm_leather_gloves_good,itm_riv_boots,itm_strong_bow,itm_elven_arrows,itm_riv_bas_sword,itm_riv_shield_b_good,itm_riv_spear,itm_riv_riding_sword,itm_riv_warhorse2,],attr_elf_tier_6,wp_elf_tier_6,knows_common|knows_riding_6|knows_horse_archery_6|knows_athletics_5|knows_power_draw_6|knows_power_strike_6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power_draw_3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knows_common|knows_athletics_5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power_draw_5|knows_power_strike_7|knows_ironflesh_6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riding_4|knows_athletics_4|knows_power_draw_3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5|knows_athletics_5|knows_power_strike_7|knows_ironflesh_5|knows_power_draw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knows_common|knows_athletics_6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power_draw_4|knows_power_strike_4|knows_ironflesh_4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knows_common|knows_athletics_6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power_draw_5|knows_power_strike_4|knows_ironflesh_4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7|knows_power_draw_6|knows_power_strike_4|knows_ironflesh_4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7|knows_power_draw_6|knows_power_strike_4|knows_ironflesh_4,arnor_face_older_1,arnor_face_older_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3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 itm_rohan_mail,itm_rohan_mail_cloak,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<text:s/>itm_rohan_mail,itm_rohan_mail_cloak, itm_rohan_rider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_bad, itm_rohan_mail, itm_rohan_mail_cloak,itm_rohan_mail_good, itm_rohan_rider_ba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rohan_shield_a,itm_rohan_shield_b,itm_rohan_shiel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1|knows_power_strik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an_shield_d,itm_rohan_shield_e,itm_rohan_shield_f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mail_good, itm_rohan_rider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7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rider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mail_bad, itm_rohan_mail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 itm_rohan_rider_bad, itm_rohan_rider,itm_rohan_scale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scale, itm_rohan_scale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3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2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3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5">
          <table:table-cell table:style-name="ce4" table:number-columns-repeated="21"/>
          <table:table-cell table:number-columns-repeated="43"/>
        </table:table-row>
        <table:table-row table:style-name="ro5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variag_pony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variag_pony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variag_pony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variag_pony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5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variag_pony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variag_pony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khand_tulwar,itm_khand_mace1,itm_khand_mace2,itm_easterling_round_horseman,itm_variag_pony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khand_tulwar,itm_khand_mace1,itm_khand_mace2,itm_easterling_round_horseman,itm_variag_pony,],attr_evil_tier_4,wp_tier_4,knows_common|knows_horse_archery_3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5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5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itm_isen_orc_helm_b,</text:p>
          </table:table-cell>
          <table:table-cell table:style-name="ce12" office:value-type="string" calcext:value-type="string">
            <text:p>itm_isen_orc_armor_c,itm_isen_orc_armor_d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,itm_orc_bill,</text:p>
          </table:table-cell>
          <table:table-cell table:style-name="ce12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hammer,itm_isengard_spear,itm_isengard_spear,itm_orc_simple_spear,itm_orc_bill,</text:p>
          </table:table-cell>
          <table:table-cell table:style-name="ce12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hammer,itm_isengard_spear,itm_isengard_spear,itm_orc_simple_spear,itm_orc_bill,itm_orc_bill,</text:p>
          </table:table-cell>
          <table:table-cell table:style-name="ce12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twohand_wood_club,itm_orc_falchion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5">
          <table:table-cell table:style-name="ce4" table:number-columns-repeated="21"/>
          <table:table-cell table:number-columns-repeated="43"/>
        </table:table-row>
        <table:table-row table:style-name="ro5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e,</text:p>
          </table:table-cell>
          <table:table-cell table:style-name="ce12" office:value-type="string" calcext:value-type="string">
            <text:p>itm_isen_uruk_heavy_d,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</text:p>
          </table:table-cell>
          <table:table-cell table:style-name="ce12" office:value-type="string" calcext:value-type="string">
            <text:p>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tf_urukhai| tf_mounted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itm_isen_uruk_helm_e,</text:p>
          </table:table-cell>
          <table:table-cell table:style-name="ce12" office:value-type="string" calcext:value-type="string">
            <text:p>itm_isen_uruk_light_a,itm_isen_uruk_light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mallet,itm_isengard_sword,itm_isengard_halberd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_no_capture_alive,0,0,fac_isengard,[itm_isen_uruk_light_a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_no_capture_alive,0,0,fac_isengard,[itm_isen_uruk_light_a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weapon_master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heavy_a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heavy_axe,itm_isengard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heavy_sword,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mallet,itm_isengard_heavy_sword,</text:p>
          </table:table-cell>
          <table:table-cell table:style-name="ce12" office:value-type="string" calcext:value-type="string">
            <text:p>itm_isengard_axe,itm_isengard_hammer,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light_a,itm_isen_uruk_heavy_a,</text:p>
          </table:table-cell>
          <table:table-cell table:style-name="ce12"/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light_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uruk_voulg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voulge,itm_uruk_heavy_ax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uruk_heavy_axe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machete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,itm_orc_sabre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,itm_orc_falchion,itm_orc_slasher,itm_orc_axe,</text:p>
          </table:table-cell>
          <table:table-cell table:style-name="ce12" office:value-type="string" calcext:value-type="string">
            <text:p>itm_mordor_orc_shield_b,itm_mordor_orc_shield_c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sabre,itm_orc_falchion,itm_orc_two_handed_axe,itm_twohand_wood_club,itm_orc_scimitar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itm_orc_slashe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,</text:p>
          </table:table-cell>
          <table:table-cell table:style-name="ce12" office:value-type="string" calcext:value-type="string">
            <text:p>itm_wood_club,itm_orc_slasher,itm_orc_machete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kull_spear,itm_orc_bill,</text:p>
          </table:table-cell>
          <table:table-cell table:style-name="ce12" office:value-type="string" calcext:value-type="string">
            <text:p>itm_orc_slasher,itm_orc_machete,itm_mordor_orc_shield_d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4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5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two_handed_axe,itm_orc_club_d,],attr_orc_tier_4,wp_orc_tier_5,knows_common|knows_riding_1|knows_athletics_7|knows_power_draw_5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two_handed_axe,itm_orc_club_d,],attr_orc_tier_4,wp_orc_tier_5,knows_common|knows_riding_1|knows_athletics_7|knows_power_draw_5|knows_power_strike_3|knows_ironflesh_2,orc_face1,orc_face4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falchion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slasher,itm_orc_slasher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str_7| agi_7| int_4| cha_4|level(9)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abre,itm_orc_simple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str_9| agi_8| int_4| cha_4|level(17)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, itm_uruk_spear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machete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1_moria_snag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power_strike_4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axe,itm_orc_slasher,itm_orc_throwing_axes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power_draw_2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tf_orc| tfg_rang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a3_moria_large_goblin_archer&quot;,&quot;Large_Goblin_Archer_of_Moria&quot;,&quot;Large_Goblin_Archers_of_Moria&quot;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" calcext:value-type="string">
            <text:p>["a3_moria_large_goblin_archer","Large_Goblin_Archer_of_Moria","Large_Goblin_Archers_of_Moria"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tf_orc| tfg_ranged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4_moria_fell_goblin_archer&quot;,&quot;Fell_Goblin_Archer_of_Moria&quot;,&quot;Fell_Goblin_Archers_of_Moria&quot;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" calcext:value-type="string">
            <text:p>["a4_moria_fell_goblin_archer","Fell_Goblin_Archer_of_Moria","Fell_Goblin_Archers_of_Moria"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rhun_falchion,itm_rhun_shortsword,itm_rhun_sword,</text:p>
          </table:table-cell>
          <table:table-cell table:style-name="ce12" office:value-type="string" calcext:value-type="string">
            <text:p>itm_orc_skull_spear,itm_uruk_spear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1_gunda_goblin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machete,itm_orc_scimitar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scimitar,itm_orc_axe,itm_orc_skull_spear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5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machete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4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machete,itm_orc_scimitar,itm_orc_falchion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,itm_orc_scimitar,itm_orc_skull_spear,itm_orc_club_b,itm_orc_club_b,itm_orc_club_b,itm_orc_two_handed_axe,itm_orc_two_handed_axe,itm_uruk_falchion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,itm_orc_sabre,itm_orc_club_c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,itm_orc_sabre,itm_orc_club_c,itm_orc_javelin,  itm_orc_throwing_axes,itm_orc_shield_b,itm_orc_shield_c,],str_11| agi_9| int_4| cha_4|level(25)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,itm_orc_sabre,itm_orc_club_c,itm_orc_javelin, <text:s/>itm_orc_throwing_axes,itm_orc_shield_b,itm_orc_shield_c,],str_11| agi_9| int_4| cha_4|level(25)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3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itm_uruk_falchion_a,itm_orc_sabre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uruk_spear,itm_uruk_falchion_a,itm_orc_sabre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uruk_spear,itm_uruk_falchion_a,itm_orc_sabre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man_shield_a,itm_mordor_longsword,itm_orc_club_d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man_shield_a,itm_mordor_longsword,itm_orc_club_d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 itm_um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uruk_spear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uruk_spear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3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10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3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43),wp(90),knows_power_strike_6|knows_ironflesh_11|knows_athletics_10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43),wp(90),knows_power_strike_6|knows_ironflesh_11|knows_athletics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3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3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3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3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13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3),wp(90),knows_power_strike_6|knows_ironflesh_8|knows_athletics_13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3),wp(90),knows_power_strike_6|knows_ironflesh_8|knows_athletics_13|knows_shield_6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41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15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41),wp(120)|wp_one_handed(120),knows_power_strike_9|knows_ironflesh_13|knows_athletics_15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41),wp(120)|wp_one_handed(120),knows_power_strike_9|knows_ironflesh_13|knows_athletics_15|knows_shield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2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5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42),wp(75),knows_power_strike_5|knows_ironflesh_8|knows_athletics_5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42),wp(75),knows_power_strike_5|knows_ironflesh_8|knows_athletics_5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6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6),wp(85),knows_power_strike_5|knows_ironflesh_10|knows_athletics_6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6),wp(85),knows_power_strike_5|knows_ironflesh_10|knows_athletics_6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1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1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1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2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42),wp(90),knows_power_strike_5|knows_ironflesh_10|knows_athletics_6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42),wp(90),knows_power_strike_5|knows_ironflesh_10|knows_athletics_6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6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6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6),wp(100)|wp_one_handed(120),knows_power_strike_6|knows_ironflesh_12|knows_athletics_6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6),wp(100)|wp_one_handed(120),knows_power_strike_6|knows_ironflesh_12|knows_athletics_6|knows_shield_4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1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1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1|knows_shield_6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ent2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 office:value-type="string" office:string-value="[&quot;ent2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2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3" table:formula="of:=IF(AND([.A452]&lt;&gt;&quot;&quot;;[.B452]&lt;&gt;&quot;&quot;);CONCATENATE([Variables.$I$1];[Variables.$I$7];[.A452];[Variables.$I$7];[Variables.$I$6];[Variables.$I$7];[.B452];[Variables.$I$7];[Variables.$I$6];[Variables.$I$7];[.C452];[Variables.$I$7];[Variables.$I$6];[.D452];[Variables.$I$6];[.E452];[Variables.$I$6];[.F452];[Variables.$I$6];[.G452];[Variables.$I$6];[Variables.$I$1];[.H452];[.I452];[.J452];[.K452];[.L452];[.M452];[.N452];[Variables.$I$2];[Variables.$I$6];[.O452];[Variables.$I$6];[.P452];[Variables.$I$6];[.Q452];[Variables.$I$6];[.R452];[Variables.$I$6];[.S452];IF([.T452]&lt;&gt;&quot;&quot;;CONCATENATE([Variables.$I$6];[.T452]);&quot;&quot;);[Variables.$I$2];[Variables.$I$6]);IF([.A452]&lt;&gt;&quot;&quot;;CONCATENATE(&quot;#&quot;;[.A452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8]&lt;&gt;&quot;&quot;;[.B458]&lt;&gt;&quot;&quot;);CONCATENATE([Variables.$I$1];[Variables.$I$7];[.A458];[Variables.$I$7];[Variables.$I$6];[Variables.$I$7];[.B458];[Variables.$I$7];[Variables.$I$6];[Variables.$I$7];[.C458];[Variables.$I$7];[Variables.$I$6];[.D458];[Variables.$I$6];[.E458];[Variables.$I$6];[.F458];[Variables.$I$6];[.G458];[Variables.$I$6];[Variables.$I$1];[.H458];[.I458];[.J458];[.K458];[.L458];[.M458];[.N458];[Variables.$I$2];[Variables.$I$6];[.O458];[Variables.$I$6];[.P458];[Variables.$I$6];[.Q458];[Variables.$I$6];[.R458];[Variables.$I$6];[.S458];IF([.T458]&lt;&gt;&quot;&quot;;CONCATENATE([Variables.$I$6];[.T458]);&quot;&quot;);[Variables.$I$2];[Variables.$I$6]);IF([.A458]&lt;&gt;&quot;&quot;;CONCATENATE(&quot;#&quot;;[.A458]);&quot;&quot;))">
            <text:p/>
          </table:table-cell>
          <table:table-cell table:number-columns-repeated="43"/>
        </table:table-row>
        <table:table-row table:style-name="ro5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10" table:number-rows-repeated="70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3"/>
        <table:table-row table:style-name="ro6">
          <table:table-cell table:number-columns-repeated="7"/>
          <table:table-cell table:style-name="ce69" office:value-type="string" calcext:value-type="string">
            <text:p>Char 1</text:p>
          </table:table-cell>
          <table:table-cell table:style-name="ce69" office:value-type="string" calcext:value-type="string">
            <text:p>[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2</text:p>
          </table:table-cell>
          <table:table-cell table:style-name="ce69" office:value-type="string" calcext:value-type="string">
            <text:p>]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3</text:p>
          </table:table-cell>
          <table:table-cell table:style-name="ce69" office:value-type="string" calcext:value-type="string">
            <text:p>(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4</text:p>
          </table:table-cell>
          <table:table-cell table:style-name="ce69" office:value-type="string" calcext:value-type="string">
            <text:p>)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5</text:p>
          </table:table-cell>
          <table:table-cell table:style-name="ce69" office:value-type="string" calcext:value-type="string">
            <text:p>|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6</text:p>
          </table:table-cell>
          <table:table-cell table:style-name="ce69" office:value-type="string" calcext:value-type="string">
            <text:p>,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7</text:p>
          </table:table-cell>
          <table:table-cell table:style-name="ce69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7">
          <table:table-cell table:style-name="ce6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.00.0000</text:date>, <text:time style:data-style-name="N2" text:time-value="08:50:51.03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  <meta:initial-creator/>
    <dc:creator>Jöran Balks</dc:creator>
    <meta:creation-date>2018-01-09T20:56:58Z</meta:creation-date>
    <dc:date>2020-04-16T08:58:56.919000000</dc:date>
    <meta:editing-cycles>388</meta:editing-cycles>
    <meta:editing-duration>P5DT2H53M4S</meta:editing-duration>
    <meta:document-statistic meta:table-count="2" meta:cell-count="7111" meta:object-count="0"/>
  </office:meta>
</office:document-meta>
</file>